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2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14.92mm"/>
    </style:style>
    <style:style style:name="co4" style:family="table-column">
      <style:table-column-properties fo:break-before="auto" style:column-width="17.27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25.12mm"/>
    </style:style>
    <style:style style:name="co8" style:family="table-column">
      <style:table-column-properties fo:break-before="auto" style:column-width="12.58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able-cell-properties fo:border="0.99pt ridge #000080"/>
    </style:style>
    <style:style style:name="ce3" style:family="table-cell" style:parent-style-name="Default" style:data-style-name="N11">
      <style:table-cell-properties fo:border="0.99pt ridge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mf3_01000_01499ep.aa.conll_repartition" table:style-name="ta1">
        <table:shapes>
          <draw:frame draw:z-index="0" draw:style-name="gr1" draw:text-style-name="P1" svg:width="160.01mm" svg:height="100.1mm" svg:x="104.38mm" svg:y="0mm">
            <draw:object draw:notify-on-update-of-ranges="'flmf3_01000_01499ep.aa.conll_repartition'.A2:'flmf3_01000_01499ep.aa.conll_repartition'.A14 'flmf3_01000_01499ep.aa.conll_repartition'.A1:'flmf3_01000_01499ep.aa.conll_repartition'.A1 'flmf3_01000_01499ep.aa.conll_repartition'.B2:'flmf3_01000_01499ep.aa.conll_repartition'.B14 'flmf3_01000_01499ep.aa.conll_repartition'.A20:'flmf3_01000_01499ep.aa.conll_repartition'.A20 'flmf3_01000_01499ep.aa.conll_repartition'.D44:'flmf3_01000_01499ep.aa.conll_repartition'.D56 'flmf3_01000_01499ep.aa.conll_repartition'.A43:'flmf3_01000_01499ep.aa.conll_repartition'.A43 'flmf3_01000_01499ep.aa.conll_repartition'.D78:'flmf3_01000_01499ep.aa.conll_repartition'.D90 'flmf3_01000_01499ep.aa.conll_repartition'.A77:'flmf3_01000_01499ep.aa.conll_repartition'.A77 'flmf3_01000_01499ep.aa.conll_repartition'.D101:'flmf3_01000_01499ep.aa.conll_repartition'.D113 'flmf3_01000_01499ep.aa.conll_repartition'.A100:'flmf3_01000_01499ep.aa.conll_repartition'.A100 'flmf3_01000_01499ep.aa.conll_repartition'.D21:'flmf3_01000_01499ep.aa.conll_repartition'.D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1.72mm" svg:height="126.44mm" svg:x="121.37mm" svg:y="109.7mm">
            <draw:object draw:notify-on-update-of-ranges="'flmf3_01000_01499ep.aa.conll_repartition'.C21:'flmf3_01000_01499ep.aa.conll_repartition'.C33 'flmf3_01000_01499ep.aa.conll_repartition'.A20:'flmf3_01000_01499ep.aa.conll_repartition'.A20 'flmf3_01000_01499ep.aa.conll_repartition'.F21:'flmf3_01000_01499ep.aa.conll_repartition'.F33 'flmf3_01000_01499ep.aa.conll_repartition'.A43:'flmf3_01000_01499ep.aa.conll_repartition'.A43 'flmf3_01000_01499ep.aa.conll_repartition'.F44:'flmf3_01000_01499ep.aa.conll_repartition'.F56 'flmf3_01000_01499ep.aa.conll_repartition'.A77:'flmf3_01000_01499ep.aa.conll_repartition'.A77 'flmf3_01000_01499ep.aa.conll_repartition'.F78:'flmf3_01000_01499ep.aa.conll_repartition'.F90 'flmf3_01000_01499ep.aa.conll_repartition'.A100:'flmf3_01000_01499ep.aa.conll_repartition'.A100 'flmf3_01000_01499ep.aa.conll_repartition'.F101:'flmf3_01000_01499ep.aa.conll_repartition'.F1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10" calcext:value-type="float">
            <text:p>1010</text:p>
          </table:table-cell>
          <table:table-cell table:style-name="ce1" table:formula="of:=[.B2]/[.$B$15]" office:value-type="percentage" office:value="0.0748259001333531" calcext:value-type="percentage">
            <text:p>7,48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516" calcext:value-type="float">
            <text:p>516</text:p>
          </table:table-cell>
          <table:table-cell table:style-name="ce1" table:formula="of:=[.B3]/[.$B$15]" office:value-type="percentage" office:value="0.0382278856126834" calcext:value-type="percentage">
            <text:p>3,82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55" calcext:value-type="float">
            <text:p>455</text:p>
          </table:table-cell>
          <table:table-cell table:style-name="ce1" table:formula="of:=[.B4]/[.$B$15]" office:value-type="percentage" office:value="0.0337086975848274" calcext:value-type="percentage">
            <text:p>3,37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401" calcext:value-type="float">
            <text:p>401</text:p>
          </table:table-cell>
          <table:table-cell table:style-name="ce1" table:formula="of:=[.B5]/[.$B$15]" office:value-type="percentage" office:value="0.0297081049044303" calcext:value-type="percentage">
            <text:p>2,97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74" calcext:value-type="float">
            <text:p>1874</text:p>
          </table:table-cell>
          <table:table-cell table:style-name="ce1" table:formula="of:=[.B6]/[.$B$15]" office:value-type="percentage" office:value="0.138835383019707" calcext:value-type="percentage">
            <text:p>13,88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21" calcext:value-type="float">
            <text:p>21</text:p>
          </table:table-cell>
          <table:table-cell table:style-name="ce1" table:formula="of:=[.B7]/[.$B$15]" office:value-type="percentage" office:value="0.00155578604237665" calcext:value-type="percentage">
            <text:p>0,16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1" table:formula="of:=[.B8]/[.$B$15]" office:value-type="percentage" office:value="0.0000740850496369832" calcext:value-type="percentage">
            <text:p>0,01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523" calcext:value-type="float">
            <text:p>3523</text:p>
          </table:table-cell>
          <table:table-cell table:style-name="ce1" table:formula="of:=[.B9]/[.$B$15]" office:value-type="percentage" office:value="0.261001629871092" calcext:value-type="percentage">
            <text:p>26,10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table:formula="of:=1890+437" office:value-type="float" office:value="2327" calcext:value-type="float">
            <text:p>2327</text:p>
          </table:table-cell>
          <table:table-cell table:style-name="ce1" table:formula="of:=[.B10]/[.$B$15]" office:value-type="percentage" office:value="0.17239591050526" calcext:value-type="percentage">
            <text:p>17,24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CT</text:p>
          </table:table-cell>
          <table:table-cell office:value-type="float" office:value="1583" calcext:value-type="float">
            <text:p>1583</text:p>
          </table:table-cell>
          <table:table-cell table:style-name="ce1" table:formula="of:=[.B11]/[.$B$15]" office:value-type="percentage" office:value="0.117276633575345" calcext:value-type="percentage">
            <text:p>11,73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F</text:p>
          </table:table-cell>
          <table:table-cell office:value-type="float" office:value="11" calcext:value-type="float">
            <text:p>11</text:p>
          </table:table-cell>
          <table:table-cell table:style-name="ce1" table:formula="of:=[.B12]/[.$B$15]" office:value-type="percentage" office:value="0.000814935546006816" calcext:value-type="percentage">
            <text:p>0,08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228" calcext:value-type="float">
            <text:p>228</text:p>
          </table:table-cell>
          <table:table-cell table:style-name="ce1" table:formula="of:=[.B13]/[.$B$15]" office:value-type="percentage" office:value="0.0168913913172322" calcext:value-type="percentage">
            <text:p>1,69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548" calcext:value-type="float">
            <text:p>1548</text:p>
          </table:table-cell>
          <table:table-cell table:style-name="ce1" table:formula="of:=[.B14]/[.$B$15]" office:value-type="percentage" office:value="0.11468365683805" calcext:value-type="percentage">
            <text:p>11,47 %</text:p>
          </table:table-cell>
          <table:table-cell table:number-columns-repeated="9"/>
        </table:table-row>
        <table:table-row table:style-name="ro1">
          <table:table-cell/>
          <table:table-cell table:formula="of:=SUM([.B2:.B14])" office:value-type="float" office:value="13498" calcext:value-type="float">
            <text:p>13498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Spacy</text:p>
          </table:table-cell>
          <table:table-cell/>
          <table:table-cell office:value-type="string" calcext:value-type="string">
            <text:p>Tags ref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ifference a 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J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</text:p>
          </table:table-cell>
          <table:table-cell office:value-type="float" office:value="927" calcext:value-type="float">
            <text:p>927</text:p>
          </table:table-cell>
          <table:table-cell table:style-name="ce1" table:formula="of:=[.D21]/[.$D$34]" office:value-type="percentage" office:value="0.0653461158889046" calcext:value-type="percentage">
            <text:p>6,53 %</text:p>
          </table:table-cell>
          <table:table-cell table:style-name="ce1" table:formula="of:=-([.C2]-[.E21])" office:value-type="percentage" office:value="-0.00947978424444854" calcext:value-type="percentage">
            <text:p>-0,95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ADV</text:p>
          </table:table-cell>
          <table:table-cell office:value-type="float" office:value="518" calcext:value-type="float">
            <text:p>518</text:p>
          </table:table-cell>
          <table:table-cell table:style-name="ce1" table:formula="of:=[.D22]/[.$D$34]" office:value-type="percentage" office:value="0.0365148738192584" calcext:value-type="percentage">
            <text:p>3,65 %</text:p>
          </table:table-cell>
          <table:table-cell table:style-name="ce1" table:formula="of:=-([.C3]-[.E22])" office:value-type="percentage" office:value="-0.00171301179342494" calcext:value-type="percentage">
            <text:p>-0,17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</text:p>
          </table:table-cell>
          <table:table-cell table:formula="of:=[.B25]+[.B33]" office:value-type="float" office:value="428" calcext:value-type="float">
            <text:p>428</text:p>
          </table:table-cell>
          <table:table-cell table:style-name="ce1" table:formula="of:=[.D23]/[.$D$34]" office:value-type="percentage" office:value="0.0301705907232483" calcext:value-type="percentage">
            <text:p>3,02 %</text:p>
          </table:table-cell>
          <table:table-cell table:style-name="ce1" table:formula="of:=-([.C4]-[.E23])" office:value-type="percentage" office:value="-0.00353810686157911" calcext:value-type="percentage">
            <text:p>-0,35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X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CL</text:p>
          </table:table-cell>
          <table:table-cell table:formula="of:=INT(2/3*[.B30])" office:value-type="float" office:value="374" calcext:value-type="float">
            <text:p>374</text:p>
          </table:table-cell>
          <table:table-cell table:style-name="ce1" table:formula="of:=[.D24]/[.$D$34]" office:value-type="percentage" office:value="0.0263640208656422" calcext:value-type="percentage">
            <text:p>2,64 %</text:p>
          </table:table-cell>
          <table:table-cell table:style-name="ce1" table:formula="of:=-([.C5]-[.E24])" office:value-type="percentage" office:value="-0.00334408403878811" calcext:value-type="percentage">
            <text:p>-0,33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ONJ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</text:p>
          </table:table-cell>
          <table:table-cell office:value-type="float" office:value="1838" calcext:value-type="float">
            <text:p>1838</text:p>
          </table:table-cell>
          <table:table-cell table:style-name="ce1" table:formula="of:=[.D25]/[.$D$34]" office:value-type="percentage" office:value="0.129564359227407" calcext:value-type="percentage">
            <text:p>12,96 %</text:p>
          </table:table-cell>
          <table:table-cell table:style-name="ce1" table:formula="of:=-([.C6]-[.E25])" office:value-type="percentage" office:value="-0.00927102379229933" calcext:value-type="percentage">
            <text:p>-0,93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ET</text:p>
          </table:table-cell>
          <table:table-cell office:value-type="float" office:value="0" calcext:value-type="float">
            <text:p>0</text:p>
          </table:table-cell>
          <table:table-cell table:style-name="ce1" table:formula="of:=[.D26]/[.$D$34]" office:value-type="percentage" office:value="0" calcext:value-type="percentage">
            <text:p>0,00 %</text:p>
          </table:table-cell>
          <table:table-cell table:style-name="ce1" table:formula="of:=-([.C7]-[.E26])" office:value-type="percentage" office:value="-0.00155578604237665" calcext:value-type="percentage">
            <text:p>-0,16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N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style-name="ce1" table:formula="of:=[.D27]/[.$D$34]" office:value-type="percentage" office:value="0" calcext:value-type="percentage">
            <text:p>0,00 %</text:p>
          </table:table-cell>
          <table:table-cell table:style-name="ce1" table:formula="of:=-([.C8]-[.E27])" office:value-type="percentage" office:value="-0.0000740850496369832" calcext:value-type="percentage">
            <text:p>-0,01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</text:p>
          </table:table-cell>
          <table:table-cell table:formula="of:=[.B27]+[.B28]+[.B31]" office:value-type="float" office:value="4334" calcext:value-type="float">
            <text:p>4334</text:p>
          </table:table-cell>
          <table:table-cell table:style-name="ce1" table:formula="of:=[.D28]/[.$D$34]" office:value-type="percentage" office:value="0.305512477090089" calcext:value-type="percentage">
            <text:p>30,55 %</text:p>
          </table:table-cell>
          <table:table-cell table:style-name="ce1" table:formula="of:=-([.C9]-[.E28])" office:value-type="percentage" office:value="0.0445108472189968" calcext:value-type="percentage">
            <text:p>4,45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float" office:value="1692" calcext:value-type="float">
            <text:p>1692</text:p>
          </table:table-cell>
          <table:table-cell table:style-name="ce1" table:formula="of:=[.D29]/[.$D$34]" office:value-type="percentage" office:value="0.119272522204991" calcext:value-type="percentage">
            <text:p>11,93 %</text:p>
          </table:table-cell>
          <table:table-cell table:style-name="ce1" table:formula="of:=-([.C10]-[.E29])" office:value-type="percentage" office:value="-0.0531233883002692" calcext:value-type="percentage">
            <text:p>-5,31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N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PONCT</text:p>
          </table:table-cell>
          <table:table-cell office:value-type="float" office:value="2279" calcext:value-type="float">
            <text:p>2279</text:p>
          </table:table-cell>
          <table:table-cell table:style-name="ce1" table:formula="of:=[.D30]/[.$D$34]" office:value-type="percentage" office:value="0.160651346397857" calcext:value-type="percentage">
            <text:p>16,07 %</text:p>
          </table:table-cell>
          <table:table-cell table:style-name="ce1" table:formula="of:=-([.C11]-[.E30])" office:value-type="percentage" office:value="0.0433747128225126" calcext:value-type="percentage">
            <text:p>4,34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N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PREF</text:p>
          </table:table-cell>
          <table:table-cell office:value-type="float" office:value="0" calcext:value-type="float">
            <text:p>0</text:p>
          </table:table-cell>
          <table:table-cell table:style-name="ce1" table:formula="of:=[.D31]/[.$D$34]" office:value-type="percentage" office:value="0" calcext:value-type="percentage">
            <text:p>0,00 %</text:p>
          </table:table-cell>
          <table:table-cell table:style-name="ce1" table:formula="of:=-([.C12]-[.E31])" office:value-type="percentage" office:value="-0.000814935546006816" calcext:value-type="percentage">
            <text:p>-0,08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CT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PRO</text:p>
          </table:table-cell>
          <table:table-cell table:formula="of:=INT(1/3*[.B30])" office:value-type="float" office:value="187" calcext:value-type="float">
            <text:p>187</text:p>
          </table:table-cell>
          <table:table-cell table:style-name="ce1" table:formula="of:=[.D32]/[.$D$34]" office:value-type="percentage" office:value="0.0131820104328211" calcext:value-type="percentage">
            <text:p>1,32 %</text:p>
          </table:table-cell>
          <table:table-cell table:style-name="ce1" table:formula="of:=-([.C13]-[.E32])" office:value-type="percentage" office:value="-0.00370938088441109" calcext:value-type="percentage">
            <text:p>-0,37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NJ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</text:p>
          </table:table-cell>
          <table:table-cell table:formula="of:=[.B35]+[.B24]" office:value-type="float" office:value="1609" calcext:value-type="float">
            <text:p>1609</text:p>
          </table:table-cell>
          <table:table-cell table:style-name="ce1" table:formula="of:=[.D33]/[.$D$34]" office:value-type="percentage" office:value="0.113421683349781" calcext:value-type="percentage">
            <text:p>11,34 %</text:p>
          </table:table-cell>
          <table:table-cell table:style-name="ce1" table:formula="of:=-([.C14]-[.E33])" office:value-type="percentage" office:value="-0.00126197348826861" calcext:value-type="percentage">
            <text:p>-0,13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 table:formula="of:=SUM([.D21:.D33])" office:value-type="float" office:value="14186" calcext:value-type="float">
            <text:p>14186</text:p>
          </table:table-cell>
          <table:table-cell table:style-name="ce1" table:formula="of:=SUM([.E21:.E33])" office:value-type="percentage" office:value="1" calcext:value-type="percentage">
            <text:p>100,00 %</text:p>
          </table:table-cell>
          <table:table-cell table:style-name="ce2" table:formula="of:=SUMPRODUCT(ABS([.F21:.F33]))/2" office:value-type="percentage" office:value="0.0878855600415094" calcext:value-type="percentage">
            <text:p>8,79 %</text:p>
          </table:table-cell>
          <table:table-cell office:value-type="string" calcext:value-type="string">
            <text:p>% d’erre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B</text:p>
          </table:table-cell>
          <table:table-cell office:value-type="float" office:value="1125" calcext:value-type="float">
            <text:p>1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1:.B36])" office:value-type="float" office:value="14200" calcext:value-type="float">
            <text:p>14200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Stanford</text:p>
          </table:table-cell>
          <table:table-cell/>
          <table:table-cell office:value-type="string" calcext:value-type="string">
            <text:p>Tags ref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ifference a 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J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A</text:p>
          </table:table-cell>
          <table:table-cell office:value-type="float" office:value="1072" calcext:value-type="float">
            <text:p>1072</text:p>
          </table:table-cell>
          <table:table-cell table:style-name="ce1" table:formula="of:=[.D44]/[.$D$57]" office:value-type="percentage" office:value="0.0824932666410158" calcext:value-type="percentage">
            <text:p>8,25 %</text:p>
          </table:table-cell>
          <table:table-cell table:style-name="ce1" table:formula="of:=-[.C2]+[.E44]" office:value-type="percentage" office:value="0.00766736650766269" calcext:value-type="percentage">
            <text:p>0,77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J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</text:p>
          </table:table-cell>
          <table:table-cell office:value-type="float" office:value="487" calcext:value-type="float">
            <text:p>487</text:p>
          </table:table-cell>
          <table:table-cell table:style-name="ce1" table:formula="of:=[.D45]/[.$D$57]" office:value-type="percentage" office:value="0.0374759522893421" calcext:value-type="percentage">
            <text:p>3,75 %</text:p>
          </table:table-cell>
          <table:table-cell table:style-name="ce1" table:formula="of:=-[.C3]+[.E45]" office:value-type="percentage" office:value="-0.000751933323341301" calcext:value-type="percentage">
            <text:p>-0,08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C</text:p>
          </table:table-cell>
          <table:table-cell table:formula="of:=SUM([.B48:.B49];[.B51:.B54])" office:value-type="float" office:value="703" calcext:value-type="float">
            <text:p>703</text:p>
          </table:table-cell>
          <table:table-cell table:style-name="ce1" table:formula="of:=[.D46]/[.$D$57]" office:value-type="percentage" office:value="0.0540977298961139" calcext:value-type="percentage">
            <text:p>5,41 %</text:p>
          </table:table-cell>
          <table:table-cell table:style-name="ce1" table:formula="of:=-[.C4]+[.E46]" office:value-type="percentage" office:value="0.0203890323112865" calcext:value-type="percentage">
            <text:p>2,04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W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float" office:value="14" calcext:value-type="float">
            <text:p>14</text:p>
          </table:table-cell>
          <table:table-cell table:style-name="ce1" table:formula="of:=[.D47]/[.$D$57]" office:value-type="percentage" office:value="0.00107733743747595" calcext:value-type="percentage">
            <text:p>0,11 %</text:p>
          </table:table-cell>
          <table:table-cell table:style-name="ce1" table:formula="of:=-[.C5]+[.E47]" office:value-type="percentage" office:value="-0.0286307674669543" calcext:value-type="percentage">
            <text:p>-2,86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office:value-type="float" office:value="1938" calcext:value-type="float">
            <text:p>1938</text:p>
          </table:table-cell>
          <table:table-cell table:style-name="ce1" table:formula="of:=[.D48]/[.$D$57]" office:value-type="percentage" office:value="0.149134282416314" calcext:value-type="percentage">
            <text:p>14,91 %</text:p>
          </table:table-cell>
          <table:table-cell table:style-name="ce1" table:formula="of:=-[.C6]+[.E48]" office:value-type="percentage" office:value="0.0102988993966073" calcext:value-type="percentage">
            <text:p>1,03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ET</text:p>
          </table:table-cell>
          <table:table-cell office:value-type="float" office:value="163" calcext:value-type="float">
            <text:p>163</text:p>
          </table:table-cell>
          <table:table-cell table:style-name="ce1" table:formula="of:=[.D49]/[.$D$57]" office:value-type="percentage" office:value="0.0125432858791843" calcext:value-type="percentage">
            <text:p>1,25 %</text:p>
          </table:table-cell>
          <table:table-cell table:style-name="ce1" table:formula="of:=-[.C7]+[.E49]" office:value-type="percentage" office:value="0.0109874998368077" calcext:value-type="percentage">
            <text:p>1,1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1" table:formula="of:=[.D50]/[.$D$57]" office:value-type="percentage" office:value="0.0000769526741054252" calcext:value-type="percentage">
            <text:p>0,01 %</text:p>
          </table:table-cell>
          <table:table-cell table:style-name="ce1" table:formula="of:=-[.C8]+[.E50]" office:value-type="percentage" office:value="0.00000286762446844191" calcext:value-type="percentage">
            <text:p>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table:formula="of:=[.B60]+[.B61]" office:value-type="float" office:value="2875" calcext:value-type="float">
            <text:p>2875</text:p>
          </table:table-cell>
          <table:table-cell table:style-name="ce1" table:formula="of:=[.D51]/[.$D$57]" office:value-type="percentage" office:value="0.221238938053097" calcext:value-type="percentage">
            <text:p>22,12 %</text:p>
          </table:table-cell>
          <table:table-cell table:style-name="ce1" table:formula="of:=-[.C9]+[.E51]" office:value-type="percentage" office:value="-0.0397626918179946" calcext:value-type="percentage">
            <text:p>-3,98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</text:p>
          </table:table-cell>
          <table:table-cell office:value-type="float" office:value="2345" calcext:value-type="float">
            <text:p>2345</text:p>
          </table:table-cell>
          <table:table-cell table:style-name="ce1" table:formula="of:=[.D52]/[.$D$57]" office:value-type="percentage" office:value="0.180454020777222" calcext:value-type="percentage">
            <text:p>18,05 %</text:p>
          </table:table-cell>
          <table:table-cell table:style-name="ce1" table:formula="of:=-[.C10]+[.E52]" office:value-type="percentage" office:value="0.00805811027196196" calcext:value-type="percentage">
            <text:p>0,81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ONCT</text:p>
          </table:table-cell>
          <table:table-cell office:value-type="float" office:value="1607" calcext:value-type="float">
            <text:p>1607</text:p>
          </table:table-cell>
          <table:table-cell table:style-name="ce1" table:formula="of:=[.D53]/[.$D$57]" office:value-type="percentage" office:value="0.123662947287418" calcext:value-type="percentage">
            <text:p>12,37 %</text:p>
          </table:table-cell>
          <table:table-cell table:style-name="ce1" table:formula="of:=-[.C11]+[.E53]" office:value-type="percentage" office:value="0.00638631371207374" calcext:value-type="percentage">
            <text:p>0,64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EF</text:p>
          </table:table-cell>
          <table:table-cell office:value-type="float" office:value="3" calcext:value-type="float">
            <text:p>3</text:p>
          </table:table-cell>
          <table:table-cell table:style-name="ce1" table:formula="of:=[.D54]/[.$D$57]" office:value-type="percentage" office:value="0.000230858022316275" calcext:value-type="percentage">
            <text:p>0,02 %</text:p>
          </table:table-cell>
          <table:table-cell table:style-name="ce1" table:formula="of:=-[.C12]+[.E54]" office:value-type="percentage" office:value="-0.00058407752369054" calcext:value-type="percentage">
            <text:p>-0,06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PRO</text:p>
          </table:table-cell>
          <table:table-cell table:formula="of:=SUM([.B64:.B66])" office:value-type="float" office:value="209" calcext:value-type="float">
            <text:p>209</text:p>
          </table:table-cell>
          <table:table-cell table:style-name="ce1" table:formula="of:=[.D55]/[.$D$57]" office:value-type="percentage" office:value="0.0160831088880339" calcext:value-type="percentage">
            <text:p>1,61 %</text:p>
          </table:table-cell>
          <table:table-cell table:style-name="ce1" table:formula="of:=-[.C13]+[.E55]" office:value-type="percentage" office:value="-0.000808282429198323" calcext:value-type="percentage">
            <text:p>-0,08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T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formula="of:=SUM([.B68:.B73])" office:value-type="float" office:value="1578" calcext:value-type="float">
            <text:p>1578</text:p>
          </table:table-cell>
          <table:table-cell table:style-name="ce1" table:formula="of:=[.D56]/[.$D$57]" office:value-type="percentage" office:value="0.121431319738361" calcext:value-type="percentage">
            <text:p>12,14 %</text:p>
          </table:table-cell>
          <table:table-cell table:style-name="ce1" table:formula="of:=-[.C14]+[.E56]" office:value-type="percentage" office:value="0.00674766290031083" calcext:value-type="percentage">
            <text:p>0,67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otal</text:p>
          </table:table-cell>
          <table:table-cell table:formula="of:=SUM([.D44:.D56])" office:value-type="float" office:value="12995" calcext:value-type="float">
            <text:p>12995</text:p>
          </table:table-cell>
          <table:table-cell table:style-name="ce1" table:formula="of:=SUM([.E44:.E56])" office:value-type="percentage" office:value="1" calcext:value-type="percentage">
            <text:p>100,00 %</text:p>
          </table:table-cell>
          <table:table-cell table:style-name="ce3" table:formula="of:=SUMPRODUCT(ABS([.F44:.F56]))/2" office:value-type="percentage" office:value="0.0705377525611791" calcext:value-type="percentage">
            <text:p>7,05 %</text:p>
          </table:table-cell>
          <table:table-cell office:value-type="string" calcext:value-type="string">
            <text:p>% d’erre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09" calcext:value-type="float">
            <text:p>7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376" calcext:value-type="float">
            <text:p>23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PP</text:p>
          </table:table-cell>
          <table:table-cell office:value-type="float" office:value="499" calcext:value-type="float">
            <text:p>4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345" calcext:value-type="float">
            <text:p>23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F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REL</text:p>
          </table:table-cell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WH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NC</text:p>
          </table:table-cell>
          <table:table-cell office:value-type="float" office:value="1607" calcext:value-type="float">
            <text:p>16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01" calcext:value-type="float">
            <text:p>8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MP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F</text:p>
          </table:table-cell>
          <table:table-cell office:value-type="float" office:value="316" calcext:value-type="float">
            <text:p>3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01" calcext:value-type="float">
            <text:p>4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PR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S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4:.B73])" office:value-type="float" office:value="13704" calcext:value-type="float">
            <text:p>13704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reetagger</text:p>
          </table:table-cell>
          <table:table-cell/>
          <table:table-cell office:value-type="string" calcext:value-type="string">
            <text:p>Tags ref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ifference a 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float" office:value="1049" calcext:value-type="float">
            <text:p>1049</text:p>
          </table:table-cell>
          <table:table-cell table:style-name="ce1" table:formula="of:=[.D78]/[.$D$91]" office:value-type="percentage" office:value="0.0731010452961672" calcext:value-type="percentage">
            <text:p>7,31 %</text:p>
          </table:table-cell>
          <table:table-cell table:style-name="ce1" table:formula="of:=-[.C2]+[.E78]" office:value-type="percentage" office:value="-0.00172485483718585" calcext:value-type="percentage">
            <text:p>-0,17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J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DV</text:p>
          </table:table-cell>
          <table:table-cell office:value-type="float" office:value="485" calcext:value-type="float">
            <text:p>485</text:p>
          </table:table-cell>
          <table:table-cell table:style-name="ce1" table:formula="of:=[.D79]/[.$D$91]" office:value-type="percentage" office:value="0.0337979094076655" calcext:value-type="percentage">
            <text:p>3,38 %</text:p>
          </table:table-cell>
          <table:table-cell table:style-name="ce1" table:formula="of:=-[.C3]+[.E79]" office:value-type="percentage" office:value="-0.00442997620501785" calcext:value-type="percentage">
            <text:p>-0,44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</text:p>
          </table:table-cell>
          <table:table-cell office:value-type="float" office:value="451" calcext:value-type="float">
            <text:p>451</text:p>
          </table:table-cell>
          <table:table-cell table:style-name="ce1" table:formula="of:=[.D80]/[.$D$91]" office:value-type="percentage" office:value="0.0314285714285714" calcext:value-type="percentage">
            <text:p>3,14 %</text:p>
          </table:table-cell>
          <table:table-cell table:style-name="ce1" table:formula="of:=-[.C4]+[.E80]" office:value-type="percentage" office:value="-0.00228012615625595" calcext:value-type="percentage">
            <text:p>-0,23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CL</text:p>
          </table:table-cell>
          <table:table-cell table:formula="of:=INT(2/3*[.B79])" office:value-type="float" office:value="699" calcext:value-type="float">
            <text:p>699</text:p>
          </table:table-cell>
          <table:table-cell table:style-name="ce1" table:formula="of:=[.D81]/[.$D$91]" office:value-type="percentage" office:value="0.0487108013937282" calcext:value-type="percentage">
            <text:p>4,87 %</text:p>
          </table:table-cell>
          <table:table-cell table:style-name="ce1" table:formula="of:=-[.C5]+[.E81]" office:value-type="percentage" office:value="0.0190026964892979" calcext:value-type="percentage">
            <text:p>1,9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229" calcext:value-type="float">
            <text:p>1229</text:p>
          </table:table-cell>
          <table:table-cell table:style-name="ce1" table:formula="of:=[.D82]/[.$D$91]" office:value-type="percentage" office:value="0.0856445993031359" calcext:value-type="percentage">
            <text:p>8,56 %</text:p>
          </table:table-cell>
          <table:table-cell table:style-name="ce1" table:formula="of:=-[.C6]+[.E82]" office:value-type="percentage" office:value="-0.0531907837165707" calcext:value-type="percentage">
            <text:p>-5,32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T</text:p>
          </table:table-cell>
          <table:table-cell office:value-type="float" office:value="29" calcext:value-type="float">
            <text:p>29</text:p>
          </table:table-cell>
          <table:table-cell table:style-name="ce1" table:formula="of:=[.D83]/[.$D$91]" office:value-type="percentage" office:value="0.00202090592334495" calcext:value-type="percentage">
            <text:p>0,20 %</text:p>
          </table:table-cell>
          <table:table-cell table:style-name="ce1" table:formula="of:=-[.C7]+[.E83]" office:value-type="percentage" office:value="0.000465119880968299" calcext:value-type="percentage">
            <text:p>0,05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1" table:formula="of:=[.D84]/[.$D$91]" office:value-type="percentage" office:value="0.0000696864111498258" calcext:value-type="percentage">
            <text:p>0,01 %</text:p>
          </table:table-cell>
          <table:table-cell table:style-name="ce1" table:formula="of:=-[.C8]+[.E84]" office:value-type="percentage" office:value="-0.00000439863848715747" calcext:value-type="percentage">
            <text:p>0,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N</text:p>
          </table:table-cell>
          <table:table-cell table:formula="of:=SUM([.B84:.B86])" office:value-type="float" office:value="3909" calcext:value-type="float">
            <text:p>3909</text:p>
          </table:table-cell>
          <table:table-cell table:style-name="ce1" table:formula="of:=[.D85]/[.$D$91]" office:value-type="percentage" office:value="0.272404181184669" calcext:value-type="percentage">
            <text:p>27,24 %</text:p>
          </table:table-cell>
          <table:table-cell table:style-name="ce1" table:formula="of:=-[.C9]+[.E85]" office:value-type="percentage" office:value="0.011402551313577" calcext:value-type="percentage">
            <text:p>1,14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P</text:p>
          </table:table-cell>
          <table:table-cell office:value-type="float" office:value="2134" calcext:value-type="float">
            <text:p>2134</text:p>
          </table:table-cell>
          <table:table-cell table:style-name="ce1" table:formula="of:=[.D86]/[.$D$91]" office:value-type="percentage" office:value="0.148710801393728" calcext:value-type="percentage">
            <text:p>14,87 %</text:p>
          </table:table-cell>
          <table:table-cell table:style-name="ce1" table:formula="of:=-[.C10]+[.E86]" office:value-type="percentage" office:value="-0.0236851091115318" calcext:value-type="percentage">
            <text:p>-2,37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ONCT</text:p>
          </table:table-cell>
          <table:table-cell table:formula="of:=[.B89]+[.B90]" office:value-type="float" office:value="2275" calcext:value-type="float">
            <text:p>2275</text:p>
          </table:table-cell>
          <table:table-cell table:style-name="ce1" table:formula="of:=[.D87]/[.$D$91]" office:value-type="percentage" office:value="0.158536585365854" calcext:value-type="percentage">
            <text:p>15,85 %</text:p>
          </table:table-cell>
          <table:table-cell table:style-name="ce1" table:formula="of:=-[.C11]+[.E87]" office:value-type="percentage" office:value="0.0412599517905092" calcext:value-type="percentage">
            <text:p>4,13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P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PREF</text:p>
          </table:table-cell>
          <table:table-cell office:value-type="float" office:value="0" calcext:value-type="float">
            <text:p>0</text:p>
          </table:table-cell>
          <table:table-cell table:style-name="ce1" table:formula="of:=[.D88]/[.$D$91]" office:value-type="percentage" office:value="0" calcext:value-type="percentage">
            <text:p>0,00 %</text:p>
          </table:table-cell>
          <table:table-cell table:style-name="ce1" table:formula="of:=-[.C12]+[.E88]" office:value-type="percentage" office:value="-0.000814935546006816" calcext:value-type="percentage">
            <text:p>-0,08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PRO</text:p>
          </table:table-cell>
          <table:table-cell table:formula="of:=INT(1/3*[.B87])" office:value-type="float" office:value="217" calcext:value-type="float">
            <text:p>217</text:p>
          </table:table-cell>
          <table:table-cell table:style-name="ce1" table:formula="of:=[.D89]/[.$D$91]" office:value-type="percentage" office:value="0.0151219512195122" calcext:value-type="percentage">
            <text:p>1,51 %</text:p>
          </table:table-cell>
          <table:table-cell table:style-name="ce1" table:formula="of:=-[.C13]+[.E89]" office:value-type="percentage" office:value="-0.00176944009771999" calcext:value-type="percentage">
            <text:p>-0,18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T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V</text:p>
          </table:table-cell>
          <table:table-cell office:value-type="float" office:value="1872" calcext:value-type="float">
            <text:p>1872</text:p>
          </table:table-cell>
          <table:table-cell table:style-name="ce1" table:formula="of:=[.D90]/[.$D$91]" office:value-type="percentage" office:value="0.130452961672474" calcext:value-type="percentage">
            <text:p>13,05 %</text:p>
          </table:table-cell>
          <table:table-cell table:style-name="ce1" table:formula="of:=-[.C14]+[.E90]" office:value-type="percentage" office:value="0.0157693048344238" calcext:value-type="percentage">
            <text:p>1,58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tal</text:p>
          </table:table-cell>
          <table:table-cell table:formula="of:=SUM([.D78:.D90])" office:value-type="float" office:value="14350" calcext:value-type="float">
            <text:p>14350</text:p>
          </table:table-cell>
          <table:table-cell table:style-name="ce1" table:formula="of:=SUM([.E78:.E90])" office:value-type="percentage" office:value="1" calcext:value-type="percentage">
            <text:p>100,00 %</text:p>
          </table:table-cell>
          <table:table-cell table:style-name="ce3" table:formula="of:=SUMPRODUCT(ABS([.F78:.F90]))/2" office:value-type="percentage" office:value="0.0878996243087762" calcext:value-type="percentage">
            <text:p>8,79 %</text:p>
          </table:table-cell>
          <table:table-cell office:value-type="string" calcext:value-type="string">
            <text:p>% d’erre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</text:p>
          </table:table-cell>
          <table:table-cell office:value-type="float" office:value="1872" calcext:value-type="float">
            <text:p>18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78:.B92])" office:value-type="float" office:value="14191" calcext:value-type="float">
            <text:p>1419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NNTreetag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Ninoperate</text:p>
          </table:table-cell>
          <table:table-cell office:value-type="float" office:value="13498" calcext:value-type="float">
            <text:p>13498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Talismane</text:p>
          </table:table-cell>
          <table:table-cell/>
          <table:table-cell office:value-type="string" calcext:value-type="string">
            <text:p>Tags ref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ifference a 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J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A</text:p>
          </table:table-cell>
          <table:table-cell office:value-type="float" office:value="941" calcext:value-type="float">
            <text:p>941</text:p>
          </table:table-cell>
          <table:table-cell table:style-name="ce1" table:formula="of:=[.D101]/[.$D$114]" office:value-type="percentage" office:value="0.0796198104693141" calcext:value-type="percentage">
            <text:p>7,96 %</text:p>
          </table:table-cell>
          <table:table-cell table:style-name="ce1" table:formula="of:=-[.C2]+[.E101]" office:value-type="percentage" office:value="0.00479391033596098" calcext:value-type="percentage">
            <text:p>0,48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ADV</text:p>
          </table:table-cell>
          <table:table-cell office:value-type="float" office:value="502" calcext:value-type="float">
            <text:p>502</text:p>
          </table:table-cell>
          <table:table-cell table:style-name="ce1" table:formula="of:=[.D102]/[.$D$114]" office:value-type="percentage" office:value="0.0424751805054152" calcext:value-type="percentage">
            <text:p>4,25 %</text:p>
          </table:table-cell>
          <table:table-cell table:style-name="ce1" table:formula="of:=-[.C3]+[.E102]" office:value-type="percentage" office:value="0.0042472948927318" calcext:value-type="percentage">
            <text:p>0,42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P+DE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C</text:p>
          </table:table-cell>
          <table:table-cell table:formula="of:=[.B107]+[.B115]" office:value-type="float" office:value="465" calcext:value-type="float">
            <text:p>465</text:p>
          </table:table-cell>
          <table:table-cell table:style-name="ce1" table:formula="of:=[.D103]/[.$D$114]" office:value-type="percentage" office:value="0.0393445397111913" calcext:value-type="percentage">
            <text:p>3,93 %</text:p>
          </table:table-cell>
          <table:table-cell table:style-name="ce1" table:formula="of:=-[.C4]+[.E103]" office:value-type="percentage" office:value="0.00563584212636395" calcext:value-type="percentage">
            <text:p>0,56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P+P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table:formula="of:=INT(2/3*([.B112]+[.B104]))" office:value-type="float" office:value="409" calcext:value-type="float">
            <text:p>409</text:p>
          </table:table-cell>
          <table:table-cell table:style-name="ce1" table:formula="of:=[.D104]/[.$D$114]" office:value-type="percentage" office:value="0.0346062725631769" calcext:value-type="percentage">
            <text:p>3,46 %</text:p>
          </table:table-cell>
          <table:table-cell table:style-name="ce1" table:formula="of:=-[.C5]+[.E104]" office:value-type="percentage" office:value="0.00489816765874661" calcext:value-type="percentage">
            <text:p>0,49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</text:p>
          </table:table-cell>
          <table:table-cell table:formula="of:=[.B108]+[.B103]" office:value-type="float" office:value="2136" calcext:value-type="float">
            <text:p>2136</text:p>
          </table:table-cell>
          <table:table-cell table:style-name="ce1" table:formula="of:=[.D105]/[.$D$114]" office:value-type="percentage" office:value="0.180731046931408" calcext:value-type="percentage">
            <text:p>18,07 %</text:p>
          </table:table-cell>
          <table:table-cell table:style-name="ce1" table:formula="of:=-[.C6]+[.E105]" office:value-type="percentage" office:value="0.0418956639117013" calcext:value-type="percentage">
            <text:p>4,19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X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T</text:p>
          </table:table-cell>
          <table:table-cell office:value-type="float" office:value="19" calcext:value-type="float">
            <text:p>19</text:p>
          </table:table-cell>
          <table:table-cell table:style-name="ce1" table:formula="of:=[.D106]/[.$D$114]" office:value-type="percentage" office:value="0.00160762635379061" calcext:value-type="percentage">
            <text:p>0,16 %</text:p>
          </table:table-cell>
          <table:table-cell table:style-name="ce1" table:formula="of:=-[.C7]+[.E106]" office:value-type="percentage" office:value="0.0000518403114139652" calcext:value-type="percentage">
            <text:p>0,01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ONJ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style-name="ce1" table:formula="of:=[.D107]/[.$D$114]" office:value-type="percentage" office:value="0" calcext:value-type="percentage">
            <text:p>0,00 %</text:p>
          </table:table-cell>
          <table:table-cell table:style-name="ce1" table:formula="of:=-[.C8]+[.E107]" office:value-type="percentage" office:value="-0.0000740850496369832" calcext:value-type="percentage">
            <text:p>-0,01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N</text:p>
          </table:table-cell>
          <table:table-cell table:formula="of:=[.B109]+[.B110]+[.B113]" office:value-type="float" office:value="3756" calcext:value-type="float">
            <text:p>3756</text:p>
          </table:table-cell>
          <table:table-cell table:style-name="ce1" table:formula="of:=[.D108]/[.$D$114]" office:value-type="percentage" office:value="0.317802346570397" calcext:value-type="percentage">
            <text:p>31,78 %</text:p>
          </table:table-cell>
          <table:table-cell table:style-name="ce1" table:formula="of:=-[.C9]+[.E108]" office:value-type="percentage" office:value="0.0568007166993051" calcext:value-type="percentage">
            <text:p>5,68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N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P</text:p>
          </table:table-cell>
          <table:table-cell table:formula="of:=1/3*([.B112]+[.B104])" office:value-type="float" office:value="204.666666666667" calcext:value-type="float">
            <text:p>204,666666666667</text:p>
          </table:table-cell>
          <table:table-cell table:style-name="ce1" table:formula="of:=[.D109]/[.$D$114]" office:value-type="percentage" office:value="0.017317238267148" calcext:value-type="percentage">
            <text:p>1,73 %</text:p>
          </table:table-cell>
          <table:table-cell table:style-name="ce1" table:formula="of:=-[.C10]+[.E109]" office:value-type="percentage" office:value="-0.155078672238112" calcext:value-type="percentage">
            <text:p>-15,51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PONCT</text:p>
          </table:table-cell>
          <table:table-cell office:value-type="float" office:value="1611" calcext:value-type="float">
            <text:p>1611</text:p>
          </table:table-cell>
          <table:table-cell table:style-name="ce1" table:formula="of:=[.D110]/[.$D$114]" office:value-type="percentage" office:value="0.136309792418773" calcext:value-type="percentage">
            <text:p>13,63 %</text:p>
          </table:table-cell>
          <table:table-cell table:style-name="ce1" table:formula="of:=-[.C11]+[.E110]" office:value-type="percentage" office:value="0.0190331588434281" calcext:value-type="percentage">
            <text:p>1,9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F</text:p>
          </table:table-cell>
          <table:table-cell office:value-type="float" office:value="2" calcext:value-type="float">
            <text:p>2</text:p>
          </table:table-cell>
          <table:table-cell table:style-name="ce1" table:formula="of:=[.D111]/[.$D$114]" office:value-type="percentage" office:value="0.000169223826714801" calcext:value-type="percentage">
            <text:p>0,02 %</text:p>
          </table:table-cell>
          <table:table-cell table:style-name="ce1" table:formula="of:=-[.C12]+[.E111]" office:value-type="percentage" office:value="-0.000645711719292014" calcext:value-type="percentage">
            <text:p>-0,06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N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PRO</text:p>
          </table:table-cell>
          <table:table-cell table:formula="of:=INT(1/3*([.B104]+[.B112]))" office:value-type="float" office:value="204" calcext:value-type="float">
            <text:p>204</text:p>
          </table:table-cell>
          <table:table-cell table:style-name="ce1" table:formula="of:=[.D112]/[.$D$114]" office:value-type="percentage" office:value="0.0172608303249097" calcext:value-type="percentage">
            <text:p>1,73 %</text:p>
          </table:table-cell>
          <table:table-cell table:style-name="ce1" table:formula="of:=-[.C13]+[.E112]" office:value-type="percentage" office:value="0.000369439007677563" calcext:value-type="percentage">
            <text:p>0,04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N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V</text:p>
          </table:table-cell>
          <table:table-cell table:formula="of:=[.B116]+[.B106]" office:value-type="float" office:value="1569" calcext:value-type="float">
            <text:p>1569</text:p>
          </table:table-cell>
          <table:table-cell table:style-name="ce1" table:formula="of:=[.D113]/[.$D$114]" office:value-type="percentage" office:value="0.132756092057762" calcext:value-type="percentage">
            <text:p>13,28 %</text:p>
          </table:table-cell>
          <table:table-cell table:style-name="ce1" table:formula="of:=-[.C14]+[.E113]" office:value-type="percentage" office:value="0.0180724352197116" calcext:value-type="percentage">
            <text:p>1,81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CT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Total</text:p>
          </table:table-cell>
          <table:table-cell table:formula="of:=SUM([.D101:.D113])" office:value-type="float" office:value="11818.6666666667" calcext:value-type="float">
            <text:p>11818,6666666667</text:p>
          </table:table-cell>
          <table:table-cell table:style-name="ce1" table:formula="of:=SUM([.E101:.E113])" office:value-type="percentage" office:value="1" calcext:value-type="percentage">
            <text:p>100,00 %</text:p>
          </table:table-cell>
          <table:table-cell table:style-name="ce3" table:formula="of:=SUMPRODUCT(ABS([.F101:.F113]))/2" office:value-type="percentage" office:value="0.155798469007041" calcext:value-type="percentage">
            <text:p>15,58 %</text:p>
          </table:table-cell>
          <table:table-cell office:value-type="string" calcext:value-type="string">
            <text:p>% d’erre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NJ</text:p>
          </table:table-cell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B</text:p>
          </table:table-cell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1:.B117])" office:value-type="float" office:value="13507" calcext:value-type="float">
            <text:p>1350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08:28:05.695382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3T08:10:09.798380726</dc:date>
    <meta:editing-duration>PT17H31M49S</meta:editing-duration>
    <meta:editing-cycles>6</meta:editing-cycles>
    <meta:generator>LibreOffice/6.0.4.2$MacOSX_X86_64 LibreOffice_project/9b0d9b32d5dcda91d2f1a96dc04c645c450872bf</meta:generator>
    <dc:creator>L C</dc:creator>
    <meta:document-statistic meta:table-count="1" meta:cell-count="4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10.011cm" xlink:href=".." xlink:type="simple" chart:class="chart:bar" chart:style-name="ch1">
        <chart:title svg:x="4.693cm" svg:y="0.335cm" chart:style-name="ch2">
          <text:p>Répartition des tags selon l'outil</text:p>
        </chart:title>
        <chart:legend chart:legend-position="end" svg:x="13.501cm" svg:y="3.71cm" style:legend-expansion="high" chart:style-name="ch3"/>
        <chart:plot-area chart:style-name="ch4" table:cell-range-address="'flmf3_01000_01499ep.aa.conll_repartition'.A1:'flmf3_01000_01499ep.aa.conll_repartition'.A14 'flmf3_01000_01499ep.aa.conll_repartition'.B2:'flmf3_01000_01499ep.aa.conll_repartition'.B14 'flmf3_01000_01499ep.aa.conll_repartition'.A20:'flmf3_01000_01499ep.aa.conll_repartition'.A20 'flmf3_01000_01499ep.aa.conll_repartition'.D44:'flmf3_01000_01499ep.aa.conll_repartition'.D56 'flmf3_01000_01499ep.aa.conll_repartition'.A43:'flmf3_01000_01499ep.aa.conll_repartition'.A43 'flmf3_01000_01499ep.aa.conll_repartition'.D78:'flmf3_01000_01499ep.aa.conll_repartition'.D90 'flmf3_01000_01499ep.aa.conll_repartition'.A77:'flmf3_01000_01499ep.aa.conll_repartition'.A77 'flmf3_01000_01499ep.aa.conll_repartition'.D101:'flmf3_01000_01499ep.aa.conll_repartition'.D113 'flmf3_01000_01499ep.aa.conll_repartition'.A100:'flmf3_01000_01499ep.aa.conll_repartition'.A100 'flmf3_01000_01499ep.aa.conll_repartition'.D21:'flmf3_01000_01499ep.aa.conll_repartition'.D33" chart:data-source-has-labels="both" svg:x="0.32cm" svg:y="1.328cm" svg:width="12.861cm" svg:height="8.483cm">
          <chartooo:coordinate-region svg:x="1.365cm" svg:y="1.328cm" svg:width="11.816cm" svg:height="6.87cm"/>
          <chart:axis chart:dimension="x" chart:name="primary-x" chart:style-name="ch5" chartooo:axis-type="auto">
            <chartooo:date-scale/>
            <chart:categories table:cell-range-address="'flmf3_01000_01499ep.aa.conll_repartition'.A2:'flmf3_01000_01499ep.aa.conll_repartition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lmf3_01000_01499ep.aa.conll_repartition'.B2:'flmf3_01000_01499ep.aa.conll_repartition'.B14" chart:label-cell-address="'flmf3_01000_01499ep.aa.conll_repartition'.A1:'flmf3_01000_01499ep.aa.conll_repartition'.A1" chart:class="chart:bar">
            <chart:data-point chart:repeated="13"/>
          </chart:series>
          <chart:series chart:style-name="ch9" chart:values-cell-range-address="'flmf3_01000_01499ep.aa.conll_repartition'.D44:'flmf3_01000_01499ep.aa.conll_repartition'.D56" chart:label-cell-address="'flmf3_01000_01499ep.aa.conll_repartition'.A20:'flmf3_01000_01499ep.aa.conll_repartition'.A20" chart:class="chart:bar">
            <chart:data-point chart:repeated="13"/>
          </chart:series>
          <chart:series chart:style-name="ch10" chart:values-cell-range-address="'flmf3_01000_01499ep.aa.conll_repartition'.D78:'flmf3_01000_01499ep.aa.conll_repartition'.D90" chart:label-cell-address="'flmf3_01000_01499ep.aa.conll_repartition'.A43:'flmf3_01000_01499ep.aa.conll_repartition'.A43" chart:class="chart:bar">
            <chart:data-point chart:repeated="13"/>
          </chart:series>
          <chart:series chart:style-name="ch11" chart:values-cell-range-address="'flmf3_01000_01499ep.aa.conll_repartition'.D101:'flmf3_01000_01499ep.aa.conll_repartition'.D113" chart:label-cell-address="'flmf3_01000_01499ep.aa.conll_repartition'.A77:'flmf3_01000_01499ep.aa.conll_repartition'.A77" chart:class="chart:bar">
            <chart:data-point chart:repeated="13"/>
          </chart:series>
          <chart:series chart:style-name="ch12" chart:values-cell-range-address="'flmf3_01000_01499ep.aa.conll_repartition'.D21:'flmf3_01000_01499ep.aa.conll_repartition'.D33" chart:label-cell-address="'flmf3_01000_01499ep.aa.conll_repartition'.A100:'flmf3_01000_01499ep.aa.conll_repartition'.A100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</text:p>
                <draw:g>
                  <svg:desc>'flmf3_01000_01499ep.aa.conll_repartition'.A1:'flmf3_01000_01499ep.aa.conll_repartition'.A1</svg:desc>
                </draw:g>
              </table:table-cell>
              <table:table-cell office:value-type="string">
                <text:p>Spacy</text:p>
                <draw:g>
                  <svg:desc>'flmf3_01000_01499ep.aa.conll_repartition'.A20:'flmf3_01000_01499ep.aa.conll_repartition'.A20</svg:desc>
                </draw:g>
              </table:table-cell>
              <table:table-cell office:value-type="string">
                <text:p>Stanford</text:p>
                <draw:g>
                  <svg:desc>'flmf3_01000_01499ep.aa.conll_repartition'.A43:'flmf3_01000_01499ep.aa.conll_repartition'.A43</svg:desc>
                </draw:g>
              </table:table-cell>
              <table:table-cell office:value-type="string">
                <text:p>Treetagger</text:p>
                <draw:g>
                  <svg:desc>'flmf3_01000_01499ep.aa.conll_repartition'.A77:'flmf3_01000_01499ep.aa.conll_repartition'.A77</svg:desc>
                </draw:g>
              </table:table-cell>
              <table:table-cell office:value-type="string">
                <text:p>Talismane</text:p>
                <draw:g>
                  <svg:desc>'flmf3_01000_01499ep.aa.conll_repartition'.A100:'flmf3_01000_01499ep.aa.conll_repartition'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flmf3_01000_01499ep.aa.conll_repartition'.A2:'flmf3_01000_01499ep.aa.conll_repartition'.A14</svg:desc>
                </draw:g>
              </table:table-cell>
              <table:table-cell office:value-type="float" office:value="1010">
                <text:p>1010</text:p>
                <draw:g>
                  <svg:desc>'flmf3_01000_01499ep.aa.conll_repartition'.B2:'flmf3_01000_01499ep.aa.conll_repartition'.B14</svg:desc>
                </draw:g>
              </table:table-cell>
              <table:table-cell office:value-type="float" office:value="1072">
                <text:p>1072</text:p>
                <draw:g>
                  <svg:desc>'flmf3_01000_01499ep.aa.conll_repartition'.D44:'flmf3_01000_01499ep.aa.conll_repartition'.D56</svg:desc>
                </draw:g>
              </table:table-cell>
              <table:table-cell office:value-type="float" office:value="1049">
                <text:p>1049</text:p>
                <draw:g>
                  <svg:desc>'flmf3_01000_01499ep.aa.conll_repartition'.D78:'flmf3_01000_01499ep.aa.conll_repartition'.D90</svg:desc>
                </draw:g>
              </table:table-cell>
              <table:table-cell office:value-type="float" office:value="941">
                <text:p>941</text:p>
                <draw:g>
                  <svg:desc>'flmf3_01000_01499ep.aa.conll_repartition'.D101:'flmf3_01000_01499ep.aa.conll_repartition'.D113</svg:desc>
                </draw:g>
              </table:table-cell>
              <table:table-cell office:value-type="float" office:value="927">
                <text:p>927</text:p>
                <draw:g>
                  <svg:desc>'flmf3_01000_01499ep.aa.conll_repartition'.D21:'flmf3_01000_01499ep.aa.conll_repartition'.D33</svg:desc>
                </draw:g>
              </table:table-cell>
            </table:table-row>
            <table:table-row>
              <table:table-cell office:value-type="string">
                <text:p>ADV</text:p>
              </table:table-cell>
              <table:table-cell office:value-type="float" office:value="516">
                <text:p>516</text:p>
              </table:table-cell>
              <table:table-cell office:value-type="float" office:value="487">
                <text:p>487</text:p>
              </table:table-cell>
              <table:table-cell office:value-type="float" office:value="485">
                <text:p>485</text:p>
              </table:table-cell>
              <table:table-cell office:value-type="float" office:value="502">
                <text:p>50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55">
                <text:p>455</text:p>
              </table:table-cell>
              <table:table-cell office:value-type="float" office:value="703">
                <text:p>703</text:p>
              </table:table-cell>
              <table:table-cell office:value-type="float" office:value="451">
                <text:p>451</text:p>
              </table:table-cell>
              <table:table-cell office:value-type="float" office:value="465">
                <text:p>46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CL</text:p>
              </table:table-cell>
              <table:table-cell office:value-type="float" office:value="401">
                <text:p>401</text:p>
              </table:table-cell>
              <table:table-cell office:value-type="float" office:value="14">
                <text:p>14</text:p>
              </table:table-cell>
              <table:table-cell office:value-type="float" office:value="699">
                <text:p>699</text:p>
              </table:table-cell>
              <table:table-cell office:value-type="float" office:value="409">
                <text:p>409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874">
                <text:p>1874</text:p>
              </table:table-cell>
              <table:table-cell office:value-type="float" office:value="1938">
                <text:p>1938</text:p>
              </table:table-cell>
              <table:table-cell office:value-type="float" office:value="1229">
                <text:p>1229</text:p>
              </table:table-cell>
              <table:table-cell office:value-type="float" office:value="2136">
                <text:p>2136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ET</text:p>
              </table:table-cell>
              <table:table-cell office:value-type="float" office:value="21">
                <text:p>21</text:p>
              </table:table-cell>
              <table:table-cell office:value-type="float" office:value="163">
                <text:p>163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523">
                <text:p>3523</text:p>
              </table:table-cell>
              <table:table-cell office:value-type="float" office:value="2875">
                <text:p>2875</text:p>
              </table:table-cell>
              <table:table-cell office:value-type="float" office:value="3909">
                <text:p>3909</text:p>
              </table:table-cell>
              <table:table-cell office:value-type="float" office:value="3756">
                <text:p>3756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327">
                <text:p>2327</text:p>
              </table:table-cell>
              <table:table-cell office:value-type="float" office:value="2345">
                <text:p>2345</text:p>
              </table:table-cell>
              <table:table-cell office:value-type="float" office:value="2134">
                <text:p>2134</text:p>
              </table:table-cell>
              <table:table-cell office:value-type="float" office:value="204.666666666667">
                <text:p>204.66666666666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PONCT</text:p>
              </table:table-cell>
              <table:table-cell office:value-type="float" office:value="1583">
                <text:p>1583</text:p>
              </table:table-cell>
              <table:table-cell office:value-type="float" office:value="1607">
                <text:p>1607</text:p>
              </table:table-cell>
              <table:table-cell office:value-type="float" office:value="2275">
                <text:p>2275</text:p>
              </table:table-cell>
              <table:table-cell office:value-type="float" office:value="1611">
                <text:p>1611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PREF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</text:p>
              </table:table-cell>
              <table:table-cell office:value-type="float" office:value="228">
                <text:p>228</text:p>
              </table:table-cell>
              <table:table-cell office:value-type="float" office:value="209">
                <text:p>209</text:p>
              </table:table-cell>
              <table:table-cell office:value-type="float" office:value="217">
                <text:p>217</text:p>
              </table:table-cell>
              <table:table-cell office:value-type="float" office:value="204">
                <text:p>20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548">
                <text:p>1548</text:p>
              </table:table-cell>
              <table:table-cell office:value-type="float" office:value="1578">
                <text:p>1578</text:p>
              </table:table-cell>
              <table:table-cell office:value-type="float" office:value="1872">
                <text:p>1872</text:p>
              </table:table-cell>
              <table:table-cell office:value-type="float" office:value="1569">
                <text:p>1569</text:p>
              </table:table-cell>
              <table:table-cell office:value-type="float" office:value="1609">
                <text:p>1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73cm" svg:height="12.645cm" xlink:href=".." xlink:type="simple" chart:class="chart:bar" chart:style-name="ch1">
        <chart:title svg:x="3.211cm" svg:y="11.64cm" chart:style-name="ch2">
          <text:p>Différence de la répartition des tags par rapport au résultat attendu</text:p>
        </chart:title>
        <chart:legend chart:legend-position="end" svg:x="18.672cm" svg:y="5.276cm" style:legend-expansion="high" chart:style-name="ch3"/>
        <chart:plot-area chart:style-name="ch4" table:cell-range-address="'flmf3_01000_01499ep.aa.conll_repartition'.C21:'flmf3_01000_01499ep.aa.conll_repartition'.C33 'flmf3_01000_01499ep.aa.conll_repartition'.A20:'flmf3_01000_01499ep.aa.conll_repartition'.A20 'flmf3_01000_01499ep.aa.conll_repartition'.F21:'flmf3_01000_01499ep.aa.conll_repartition'.F33 'flmf3_01000_01499ep.aa.conll_repartition'.A43:'flmf3_01000_01499ep.aa.conll_repartition'.A43 'flmf3_01000_01499ep.aa.conll_repartition'.F44:'flmf3_01000_01499ep.aa.conll_repartition'.F56 'flmf3_01000_01499ep.aa.conll_repartition'.A77:'flmf3_01000_01499ep.aa.conll_repartition'.A77 'flmf3_01000_01499ep.aa.conll_repartition'.F78:'flmf3_01000_01499ep.aa.conll_repartition'.F90 'flmf3_01000_01499ep.aa.conll_repartition'.A100:'flmf3_01000_01499ep.aa.conll_repartition'.A100 'flmf3_01000_01499ep.aa.conll_repartition'.F101:'flmf3_01000_01499ep.aa.conll_repartition'.F113" chart:data-source-has-labels="both" svg:x="0.422cm" svg:y="0.53cm" svg:width="17.825cm" svg:height="10.96cm">
          <chartooo:coordinate-region svg:x="2.102cm" svg:y="0.729cm" svg:width="16.145cm" svg:height="10.114cm"/>
          <chart:axis chart:dimension="x" chart:name="primary-x" chart:style-name="ch5" chartooo:axis-type="auto">
            <chartooo:date-scale/>
            <chart:categories table:cell-range-address="'flmf3_01000_01499ep.aa.conll_repartition'.C21:'flmf3_01000_01499ep.aa.conll_repartition'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lmf3_01000_01499ep.aa.conll_repartition'.F21:'flmf3_01000_01499ep.aa.conll_repartition'.F33" chart:label-cell-address="'flmf3_01000_01499ep.aa.conll_repartition'.A20:'flmf3_01000_01499ep.aa.conll_repartition'.A20" chart:class="chart:bar">
            <chart:data-point chart:repeated="13"/>
          </chart:series>
          <chart:series chart:style-name="ch9" chart:values-cell-range-address="'flmf3_01000_01499ep.aa.conll_repartition'.F44:'flmf3_01000_01499ep.aa.conll_repartition'.F56" chart:label-cell-address="'flmf3_01000_01499ep.aa.conll_repartition'.A43:'flmf3_01000_01499ep.aa.conll_repartition'.A43" chart:class="chart:bar">
            <chart:data-point chart:repeated="13"/>
          </chart:series>
          <chart:series chart:style-name="ch10" chart:values-cell-range-address="'flmf3_01000_01499ep.aa.conll_repartition'.F78:'flmf3_01000_01499ep.aa.conll_repartition'.F90" chart:label-cell-address="'flmf3_01000_01499ep.aa.conll_repartition'.A77:'flmf3_01000_01499ep.aa.conll_repartition'.A77" chart:class="chart:bar">
            <chart:data-point chart:repeated="13"/>
          </chart:series>
          <chart:series chart:style-name="ch11" chart:values-cell-range-address="'flmf3_01000_01499ep.aa.conll_repartition'.F101:'flmf3_01000_01499ep.aa.conll_repartition'.F113" chart:label-cell-address="'flmf3_01000_01499ep.aa.conll_repartition'.A100:'flmf3_01000_01499ep.aa.conll_repartition'.A100" chart:class="chart:bar">
            <chart:data-point chart:repeated="4"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cy</text:p>
                <draw:g>
                  <svg:desc>'flmf3_01000_01499ep.aa.conll_repartition'.A20:'flmf3_01000_01499ep.aa.conll_repartition'.A20</svg:desc>
                </draw:g>
              </table:table-cell>
              <table:table-cell office:value-type="string">
                <text:p>Stanford</text:p>
                <draw:g>
                  <svg:desc>'flmf3_01000_01499ep.aa.conll_repartition'.A43:'flmf3_01000_01499ep.aa.conll_repartition'.A43</svg:desc>
                </draw:g>
              </table:table-cell>
              <table:table-cell office:value-type="string">
                <text:p>Treetagger</text:p>
                <draw:g>
                  <svg:desc>'flmf3_01000_01499ep.aa.conll_repartition'.A77:'flmf3_01000_01499ep.aa.conll_repartition'.A77</svg:desc>
                </draw:g>
              </table:table-cell>
              <table:table-cell office:value-type="string">
                <text:p>Talismane</text:p>
                <draw:g>
                  <svg:desc>'flmf3_01000_01499ep.aa.conll_repartition'.A100:'flmf3_01000_01499ep.aa.conll_repartition'.A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flmf3_01000_01499ep.aa.conll_repartition'.C21:'flmf3_01000_01499ep.aa.conll_repartition'.C33</svg:desc>
                </draw:g>
              </table:table-cell>
              <table:table-cell office:value-type="float" office:value="-0.00947978424444854">
                <text:p>-0.00947978424444854</text:p>
                <draw:g>
                  <svg:desc>'flmf3_01000_01499ep.aa.conll_repartition'.F21:'flmf3_01000_01499ep.aa.conll_repartition'.F33</svg:desc>
                </draw:g>
              </table:table-cell>
              <table:table-cell office:value-type="float" office:value="0.00766736650766269">
                <text:p>0.00766736650766269</text:p>
                <draw:g>
                  <svg:desc>'flmf3_01000_01499ep.aa.conll_repartition'.F44:'flmf3_01000_01499ep.aa.conll_repartition'.F56</svg:desc>
                </draw:g>
              </table:table-cell>
              <table:table-cell office:value-type="float" office:value="-0.00172485483718585">
                <text:p>-0.00172485483718585</text:p>
                <draw:g>
                  <svg:desc>'flmf3_01000_01499ep.aa.conll_repartition'.F78:'flmf3_01000_01499ep.aa.conll_repartition'.F90</svg:desc>
                </draw:g>
              </table:table-cell>
              <table:table-cell office:value-type="float" office:value="0.00479391033596098">
                <text:p>0.00479391033596098</text:p>
                <draw:g>
                  <svg:desc>'flmf3_01000_01499ep.aa.conll_repartition'.F101:'flmf3_01000_01499ep.aa.conll_repartition'.F113</svg:desc>
                </draw:g>
              </table:table-cell>
            </table:table-row>
            <table:table-row>
              <table:table-cell office:value-type="string">
                <text:p>ADV</text:p>
              </table:table-cell>
              <table:table-cell office:value-type="float" office:value="-0.00171301179342494">
                <text:p>-0.00171301179342494</text:p>
              </table:table-cell>
              <table:table-cell office:value-type="float" office:value="-0.000751933323341301">
                <text:p>-0.000751933323341301</text:p>
              </table:table-cell>
              <table:table-cell office:value-type="float" office:value="-0.00442997620501785">
                <text:p>-0.00442997620501785</text:p>
              </table:table-cell>
              <table:table-cell office:value-type="float" office:value="0.0042472948927318">
                <text:p>0.004247294892731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-0.00353810686157911">
                <text:p>-0.00353810686157911</text:p>
              </table:table-cell>
              <table:table-cell office:value-type="float" office:value="0.0203890323112865">
                <text:p>0.0203890323112865</text:p>
              </table:table-cell>
              <table:table-cell office:value-type="float" office:value="-0.00228012615625595">
                <text:p>-0.00228012615625595</text:p>
              </table:table-cell>
              <table:table-cell office:value-type="float" office:value="0.00563584212636395">
                <text:p>0.00563584212636395</text:p>
              </table:table-cell>
            </table:table-row>
            <table:table-row>
              <table:table-cell office:value-type="string">
                <text:p>CL</text:p>
              </table:table-cell>
              <table:table-cell office:value-type="float" office:value="-0.00334408403878811">
                <text:p>-0.00334408403878811</text:p>
              </table:table-cell>
              <table:table-cell office:value-type="float" office:value="-0.0286307674669543">
                <text:p>-0.0286307674669543</text:p>
              </table:table-cell>
              <table:table-cell office:value-type="float" office:value="0.0190026964892979">
                <text:p>0.0190026964892979</text:p>
              </table:table-cell>
              <table:table-cell office:value-type="float" office:value="0.00489816765874661">
                <text:p>0.0048981676587466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-0.00927102379229933">
                <text:p>-0.00927102379229933</text:p>
              </table:table-cell>
              <table:table-cell office:value-type="float" office:value="0.0102988993966073">
                <text:p>0.0102988993966073</text:p>
              </table:table-cell>
              <table:table-cell office:value-type="float" office:value="-0.0531907837165707">
                <text:p>-0.0531907837165707</text:p>
              </table:table-cell>
              <table:table-cell office:value-type="float" office:value="0.0418956639117013">
                <text:p>0.0418956639117013</text:p>
              </table:table-cell>
            </table:table-row>
            <table:table-row>
              <table:table-cell office:value-type="string">
                <text:p>ET</text:p>
              </table:table-cell>
              <table:table-cell office:value-type="float" office:value="-0.00155578604237665">
                <text:p>-0.00155578604237665</text:p>
              </table:table-cell>
              <table:table-cell office:value-type="float" office:value="0.0109874998368077">
                <text:p>0.0109874998368077</text:p>
              </table:table-cell>
              <table:table-cell office:value-type="float" office:value="0.000465119880968299">
                <text:p>0.000465119880968299</text:p>
              </table:table-cell>
              <table:table-cell office:value-type="float" office:value="0.0000518403114139652">
                <text:p>0.000051840311413965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-0.0000740850496369832">
                <text:p>-0.0000740850496369832</text:p>
              </table:table-cell>
              <table:table-cell office:value-type="float" office:value="0.00000286762446844191">
                <text:p>0.00000286762446844191</text:p>
              </table:table-cell>
              <table:table-cell office:value-type="float" office:value="-0.00000439863848715747">
                <text:p>-0.00000439863848715747</text:p>
              </table:table-cell>
              <table:table-cell office:value-type="float" office:value="-0.0000740850496369832">
                <text:p>-0.000074085049636983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445108472189968">
                <text:p>0.0445108472189968</text:p>
              </table:table-cell>
              <table:table-cell office:value-type="float" office:value="-0.0397626918179946">
                <text:p>-0.0397626918179946</text:p>
              </table:table-cell>
              <table:table-cell office:value-type="float" office:value="0.011402551313577">
                <text:p>0.011402551313577</text:p>
              </table:table-cell>
              <table:table-cell office:value-type="float" office:value="0.0568007166993051">
                <text:p>0.056800716699305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-0.0531233883002692">
                <text:p>-0.0531233883002692</text:p>
              </table:table-cell>
              <table:table-cell office:value-type="float" office:value="0.00805811027196196">
                <text:p>0.00805811027196196</text:p>
              </table:table-cell>
              <table:table-cell office:value-type="float" office:value="-0.0236851091115318">
                <text:p>-0.0236851091115318</text:p>
              </table:table-cell>
              <table:table-cell office:value-type="float" office:value="-0.155078672238112">
                <text:p>-0.155078672238112</text:p>
              </table:table-cell>
            </table:table-row>
            <table:table-row>
              <table:table-cell office:value-type="string">
                <text:p>PONCT</text:p>
              </table:table-cell>
              <table:table-cell office:value-type="float" office:value="0.0433747128225126">
                <text:p>0.0433747128225126</text:p>
              </table:table-cell>
              <table:table-cell office:value-type="float" office:value="0.00638631371207374">
                <text:p>0.00638631371207374</text:p>
              </table:table-cell>
              <table:table-cell office:value-type="float" office:value="0.0412599517905092">
                <text:p>0.0412599517905092</text:p>
              </table:table-cell>
              <table:table-cell office:value-type="float" office:value="0.0190331588434281">
                <text:p>0.0190331588434281</text:p>
              </table:table-cell>
            </table:table-row>
            <table:table-row>
              <table:table-cell office:value-type="string">
                <text:p>PREF</text:p>
              </table:table-cell>
              <table:table-cell office:value-type="float" office:value="-0.000814935546006816">
                <text:p>-0.000814935546006816</text:p>
              </table:table-cell>
              <table:table-cell office:value-type="float" office:value="-0.00058407752369054">
                <text:p>-0.00058407752369054</text:p>
              </table:table-cell>
              <table:table-cell office:value-type="float" office:value="-0.000814935546006816">
                <text:p>-0.000814935546006816</text:p>
              </table:table-cell>
              <table:table-cell office:value-type="float" office:value="-0.000645711719292014">
                <text:p>-0.000645711719292014</text:p>
              </table:table-cell>
            </table:table-row>
            <table:table-row>
              <table:table-cell office:value-type="string">
                <text:p>PRO</text:p>
              </table:table-cell>
              <table:table-cell office:value-type="float" office:value="-0.00370938088441109">
                <text:p>-0.00370938088441109</text:p>
              </table:table-cell>
              <table:table-cell office:value-type="float" office:value="-0.000808282429198323">
                <text:p>-0.000808282429198323</text:p>
              </table:table-cell>
              <table:table-cell office:value-type="float" office:value="-0.00176944009771999">
                <text:p>-0.00176944009771999</text:p>
              </table:table-cell>
              <table:table-cell office:value-type="float" office:value="0.000369439007677563">
                <text:p>0.00036943900767756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-0.00126197348826861">
                <text:p>-0.00126197348826861</text:p>
              </table:table-cell>
              <table:table-cell office:value-type="float" office:value="0.00674766290031083">
                <text:p>0.00674766290031083</text:p>
              </table:table-cell>
              <table:table-cell office:value-type="float" office:value="0.0157693048344238">
                <text:p>0.0157693048344238</text:p>
              </table:table-cell>
              <table:table-cell office:value-type="float" office:value="0.0180724352197116">
                <text:p>0.0180724352197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